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vg:font-family="Alegreya, sans-serif"/>
    <style:font-face style:name="Arial" svg:font-family="Arial,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b25f0" officeooo:paragraph-rsid="001b25f0" style:font-weight-asian="bold" style:font-weight-complex="bold"/>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0f7f61" officeooo:paragraph-rsid="000f7f61" style:font-weight-asian="bold" style:font-weight-complex="bold"/>
    </style:style>
    <style:style style:name="P5" style:family="paragraph" style:parent-style-name="Text_20_body">
      <style:paragraph-properties fo:margin-top="0cm" fo:margin-bottom="0cm" loext:contextual-spacing="false"/>
      <style:text-properties officeooo:rsid="00185486" officeooo:paragraph-rsid="00185486"/>
    </style:style>
    <style:style style:name="P6" style:family="paragraph" style:parent-style-name="Standard">
      <style:text-properties fo:font-weight="bold" officeooo:rsid="001b25f0" officeooo:paragraph-rsid="001b25f0" style:font-weight-asian="bold" style:font-weight-complex="bold"/>
    </style:style>
    <style:style style:name="P7" style:family="paragraph" style:parent-style-name="Standard">
      <style:text-properties officeooo:paragraph-rsid="002f285b"/>
    </style:style>
    <style:style style:name="P8" style:family="paragraph" style:parent-style-name="Standard">
      <style:text-properties officeooo:paragraph-rsid="00432eb1"/>
    </style:style>
    <style:style style:name="P9" style:family="paragraph" style:parent-style-name="Standard">
      <style:text-properties officeooo:rsid="004ee545" officeooo:paragraph-rsid="004ee545"/>
    </style:style>
    <style:style style:name="P10" style:family="paragraph" style:parent-style-name="Standard">
      <style:text-properties officeooo:paragraph-rsid="00514436"/>
    </style:style>
    <style:style style:name="P11" style:family="paragraph" style:parent-style-name="Text_20_body" style:list-style-name="L1"/>
    <style:style style:name="P12" style:family="paragraph" style:parent-style-name="Text_20_body">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paragraph-properties fo:margin-top="0cm" fo:margin-bottom="0cm" loext:contextual-spacing="false"/>
      <style:text-properties officeooo:rsid="0029c76f" officeooo:paragraph-rsid="0029c76f"/>
    </style:style>
    <style:style style:name="P15" style:family="paragraph" style:parent-style-name="Text_20_body">
      <style:paragraph-properties fo:margin-top="0cm" fo:margin-bottom="0cm" loext:contextual-spacing="false"/>
      <style:text-properties officeooo:rsid="00185486" officeooo:paragraph-rsid="002c2b37"/>
    </style:style>
    <style:style style:name="P16" style:family="paragraph" style:parent-style-name="Text_20_body">
      <style:paragraph-properties fo:margin-top="0cm" fo:margin-bottom="0cm" loext:contextual-spacing="false"/>
      <style:text-properties officeooo:rsid="002acb80" officeooo:paragraph-rsid="002acb80"/>
    </style:style>
    <style:style style:name="P17" style:family="paragraph" style:parent-style-name="Text_20_body" style:list-style-name="L2">
      <style:paragraph-properties fo:margin-top="0cm" fo:margin-bottom="0cm" loext:contextual-spacing="false"/>
      <style:text-properties officeooo:paragraph-rsid="002acb80"/>
    </style:style>
    <style:style style:name="P18" style:family="paragraph" style:parent-style-name="Text_20_body">
      <style:paragraph-properties fo:margin-top="0cm" fo:margin-bottom="0cm" loext:contextual-spacing="false"/>
      <style:text-properties officeooo:rsid="002c2b37" officeooo:paragraph-rsid="002c2b37"/>
    </style:style>
    <style:style style:name="P19" style:family="paragraph" style:parent-style-name="Text_20_body">
      <style:paragraph-properties fo:margin-top="0cm" fo:margin-bottom="0cm" loext:contextual-spacing="false"/>
      <style:text-properties officeooo:rsid="002c2b37" officeooo:paragraph-rsid="002ec9ae"/>
    </style:style>
    <style:style style:name="P20" style:family="paragraph" style:parent-style-name="Text_20_body">
      <style:paragraph-properties fo:margin-top="0cm" fo:margin-bottom="0cm" loext:contextual-spacing="false"/>
      <style:text-properties officeooo:rsid="002f285b" officeooo:paragraph-rsid="0030f200"/>
    </style:style>
    <style:style style:name="P21" style:family="paragraph" style:parent-style-name="Text_20_body">
      <style:paragraph-properties fo:margin-top="0cm" fo:margin-bottom="0cm" loext:contextual-spacing="false"/>
      <style:text-properties officeooo:paragraph-rsid="00432eb1"/>
    </style:style>
    <style:style style:name="P22" style:family="paragraph" style:parent-style-name="Text_20_body">
      <style:paragraph-properties fo:margin-top="0cm" fo:margin-bottom="0cm" loext:contextual-spacing="false"/>
      <style:text-properties fo:font-variant="normal" fo:text-transform="none" fo:color="#000000" style:font-name="Times New Roman" fo:font-size="14pt" fo:letter-spacing="normal" fo:font-style="normal" fo:font-weight="normal"/>
    </style:style>
    <style:style style:name="P23" style:family="paragraph" style:parent-style-name="Text_20_body">
      <style:paragraph-properties fo:margin-top="0cm" fo:margin-bottom="0cm" loext:contextual-spacing="false"/>
      <style:text-properties fo:font-variant="normal" fo:text-transform="none" fo:color="#000000" style:font-name="Times New Roman" fo:font-size="14pt" fo:letter-spacing="normal" fo:font-style="normal" fo:font-weight="normal" officeooo:paragraph-rsid="0051a525"/>
    </style:style>
    <style:style style:name="P24" style:family="paragraph" style:parent-style-name="Text_20_body">
      <style:paragraph-properties fo:margin-top="0cm" fo:margin-bottom="0cm" loext:contextual-spacing="false"/>
      <style:text-properties fo:font-variant="normal" fo:text-transform="none" fo:color="#000000" style:font-name="Times New Roman" fo:font-size="14pt" fo:letter-spacing="normal" fo:font-style="normal" fo:font-weight="normal" officeooo:rsid="005a3ec6" officeooo:paragraph-rsid="005a3ec6"/>
    </style:style>
    <style:style style:name="P25" style:family="paragraph" style:parent-style-name="Text_20_body">
      <style:paragraph-properties fo:margin-top="0cm" fo:margin-bottom="0cm" loext:contextual-spacing="false"/>
      <style:text-properties officeooo:paragraph-rsid="004c1f6e"/>
    </style:style>
    <style:style style:name="T1" style:family="text">
      <style:text-properties officeooo:rsid="0010d75a"/>
    </style:style>
    <style:style style:name="T2" style:family="text">
      <style:text-properties officeooo:rsid="0015076a"/>
    </style:style>
    <style:style style:name="T3" style:family="text">
      <style:text-properties officeooo:rsid="001a2fee"/>
    </style:style>
    <style:style style:name="T4" style:family="text">
      <style:text-properties officeooo:rsid="001b25f0"/>
    </style:style>
    <style:style style:name="T5" style:family="text">
      <style:text-properties fo:font-variant="normal" fo:text-transform="none" fo:color="#222222" style:font-name="Arial" fo:font-size="9.75pt" fo:letter-spacing="normal" fo:font-style="normal" fo:font-weight="normal"/>
    </style:style>
    <style:style style:name="T6" style:family="text">
      <style:text-properties fo:font-variant="normal" fo:text-transform="none" fo:color="#222222" style:font-name="Arial" fo:font-size="9.75pt" fo:letter-spacing="normal" fo:font-style="normal" fo:font-weight="normal" officeooo:rsid="002f285b" style:font-weight-asian="bold" style:font-weight-complex="bold"/>
    </style:style>
    <style:style style:name="T7" style:family="text">
      <style:text-properties fo:font-variant="normal" fo:text-transform="none" fo:color="#222222" style:font-name="Arial" fo:font-size="9.75pt" fo:letter-spacing="normal" fo:font-style="normal" fo:font-weight="normal" officeooo:rsid="00432eb1"/>
    </style:style>
    <style:style style:name="T8" style:family="text">
      <style:text-properties fo:font-variant="normal" fo:text-transform="none" fo:color="#222222" style:font-name="Arial" fo:font-size="9.75pt" fo:letter-spacing="normal" fo:font-style="normal" fo:font-weight="normal" officeooo:rsid="00514436"/>
    </style:style>
    <style:style style:name="T9" style:family="text">
      <style:text-properties fo:font-variant="normal" fo:text-transform="none" fo:color="#222222" style:font-name="Arial" fo:font-size="9.75pt" fo:letter-spacing="normal" fo:font-style="italic" fo:font-weight="normal"/>
    </style:style>
    <style:style style:name="T10" style:family="text">
      <style:text-properties fo:font-variant="normal" fo:text-transform="none" fo:color="#000000" style:font-name="Times New Roman" fo:font-size="14pt" fo:letter-spacing="normal" fo:font-style="normal" fo:font-weight="normal"/>
    </style:style>
    <style:style style:name="T11" style:family="text">
      <style:text-properties fo:font-variant="normal" fo:text-transform="none" fo:color="#000000" style:font-name="Times New Roman" fo:font-size="14pt" fo:letter-spacing="normal" fo:font-style="normal" fo:font-weight="normal" officeooo:rsid="0045a556"/>
    </style:style>
    <style:style style:name="T12" style:family="text">
      <style:text-properties fo:font-variant="normal" fo:text-transform="none" fo:color="#000000" style:font-name="Times New Roman" fo:font-size="14pt" fo:letter-spacing="normal" fo:font-style="normal" fo:font-weight="normal" officeooo:rsid="00491f0c"/>
    </style:style>
    <style:style style:name="T13" style:family="text">
      <style:text-properties fo:font-variant="normal" fo:text-transform="none" fo:color="#000000" style:font-name="Times New Roman" fo:font-size="14pt" fo:letter-spacing="normal" fo:font-style="normal" fo:font-weight="normal" officeooo:rsid="004b1eec"/>
    </style:style>
    <style:style style:name="T14" style:family="text">
      <style:text-properties fo:font-variant="normal" fo:text-transform="none" fo:color="#000000" style:font-name="Times New Roman" fo:font-size="14pt" fo:letter-spacing="normal" fo:font-style="normal" fo:font-weight="normal" officeooo:rsid="004b401e"/>
    </style:style>
    <style:style style:name="T15" style:family="text">
      <style:text-properties fo:font-variant="normal" fo:text-transform="none" fo:color="#000000" style:font-name="Times New Roman" fo:font-size="14pt" fo:letter-spacing="normal" fo:font-style="normal" fo:font-weight="normal" officeooo:rsid="004c1f6e"/>
    </style:style>
    <style:style style:name="T16" style:family="text">
      <style:text-properties fo:font-variant="normal" fo:text-transform="none" fo:color="#000000" style:font-name="Times New Roman" fo:font-size="14pt" fo:letter-spacing="normal" fo:font-style="normal" fo:font-weight="normal" officeooo:rsid="004e0978"/>
    </style:style>
    <style:style style:name="T17" style:family="text">
      <style:text-properties fo:font-variant="normal" fo:text-transform="none" fo:color="#000000" style:font-name="Times New Roman" fo:font-size="14pt" fo:letter-spacing="normal" fo:font-style="normal" fo:font-weight="normal" officeooo:rsid="004e73c0"/>
    </style:style>
    <style:style style:name="T18" style:family="text">
      <style:text-properties fo:color="#222222" style:font-name="Arial" fo:font-size="9.75pt" fo:letter-spacing="normal" fo:font-style="italic" fo:font-weight="normal"/>
    </style:style>
    <style:style style:name="T19" style:family="text">
      <style:text-properties officeooo:rsid="001e4ba1"/>
    </style:style>
    <style:style style:name="T20" style:family="text">
      <style:text-properties officeooo:rsid="001ed553"/>
    </style:style>
    <style:style style:name="T21" style:family="text">
      <style:text-properties officeooo:rsid="001f8bcd"/>
    </style:style>
    <style:style style:name="T22" style:family="text">
      <style:text-properties officeooo:rsid="0020526e"/>
    </style:style>
    <style:style style:name="T23" style:family="text">
      <style:text-properties officeooo:rsid="0022a7d6"/>
    </style:style>
    <style:style style:name="T24" style:family="text">
      <style:text-properties officeooo:rsid="0024f952"/>
    </style:style>
    <style:style style:name="T25" style:family="text">
      <style:text-properties officeooo:rsid="0029c76f"/>
    </style:style>
    <style:style style:name="T26" style:family="text">
      <style:text-properties officeooo:rsid="002acb80"/>
    </style:style>
    <style:style style:name="T27" style:family="text">
      <style:text-properties officeooo:rsid="002ec9ae"/>
    </style:style>
    <style:style style:name="T28" style:family="text">
      <style:text-properties officeooo:rsid="002f285b"/>
    </style:style>
    <style:style style:name="T29" style:family="text">
      <style:text-properties officeooo:rsid="003041fb"/>
    </style:style>
    <style:style style:name="T30" style:family="text">
      <style:text-properties officeooo:rsid="0030f200"/>
    </style:style>
    <style:style style:name="T31" style:family="text">
      <style:text-properties officeooo:rsid="0031f9de"/>
    </style:style>
    <style:style style:name="T32" style:family="text">
      <style:text-properties officeooo:rsid="00332db0"/>
    </style:style>
    <style:style style:name="T33" style:family="text">
      <style:text-properties officeooo:rsid="00368152"/>
    </style:style>
    <style:style style:name="T34" style:family="text">
      <style:text-properties officeooo:rsid="0036e75a"/>
    </style:style>
    <style:style style:name="T35" style:family="text">
      <style:text-properties officeooo:rsid="003c9586"/>
    </style:style>
    <style:style style:name="T36" style:family="text">
      <style:text-properties officeooo:rsid="003e3817"/>
    </style:style>
    <style:style style:name="T37" style:family="text">
      <style:text-properties officeooo:rsid="0040f90b"/>
    </style:style>
    <style:style style:name="T38" style:family="text">
      <style:text-properties officeooo:rsid="00432eb1"/>
    </style:style>
    <style:style style:name="T39" style:family="text">
      <style:text-properties officeooo:rsid="004c1f6e"/>
    </style:style>
    <style:style style:name="T40" style:family="text">
      <style:text-properties officeooo:rsid="004f147b"/>
    </style:style>
    <style:style style:name="T41" style:family="text">
      <style:text-properties officeooo:rsid="0050f80b"/>
    </style:style>
    <style:style style:name="T42" style:family="text">
      <style:text-properties fo:color="#ce181e" officeooo:rsid="0050f80b"/>
    </style:style>
    <style:style style:name="T43" style:family="text">
      <style:text-properties fo:color="#ce181e" officeooo:rsid="0051a525"/>
    </style:style>
    <style:style style:name="T44" style:family="text">
      <style:text-properties fo:color="#ce181e" officeooo:rsid="0052c546"/>
    </style:style>
    <style:style style:name="T45" style:family="text">
      <style:text-properties fo:color="#ce181e" officeooo:rsid="005425c5"/>
    </style:style>
    <style:style style:name="T46" style:family="text">
      <style:text-properties fo:color="#ce181e" officeooo:rsid="00544ba4"/>
    </style:style>
    <style:style style:name="T47" style:family="text">
      <style:text-properties fo:color="#ce181e" officeooo:rsid="00558404"/>
    </style:style>
    <style:style style:name="T48" style:family="text">
      <style:text-properties fo:color="#ce181e" officeooo:rsid="0057411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Can Age and Gender be predicted using <text:span text:style-name="T1">text obtained from </text:span>Social Media posts? </text:p>
      <text:p text:style-name="P3"/>
      <text:p text:style-name="P2"/>
      <text:p text:style-name="P14">½ a page</text:p>
      <text:list xml:id="list4044435931" text:style-name="L1">
        <text:list-item>
          <text:p text:style-name="P13"><text:bookmark text:name="yui_3_17_2_1_1554322663003_36"/>Introduction: 5 marks</text:p>
        </text:list-item>
        <text:list-item>
          <text:p text:style-name="P13"/>
        </text:list-item>
      </text:list>
      <text:p text:style-name="P23">Language features, <text:span text:style-name="T40">which are</text:span> words or phrases used in literary texts <text:span text:style-name="T40">such as metaphors, alliteration and oxymorons</text:span> are gender-preferential, <text:span text:style-name="T40">as opposed to being</text:span> exclusive to one sex <text:span text:style-name="T40">[4]</text:span>. <text:span text:style-name="T41">An example of this being the responses of men and women, both men and women provide minimal responses when listening to a speaker however the context, timing and frequency of the responses vary with gender [5, 6]. It is also noted that people of the same gender use different gender </text:span><text:span text:style-name="T42">preferential features than other members of the same gender, </text:span><text:span text:style-name="T43">an example of this being </text:span><text:span text:style-name="T44">members of the same gender </text:span><text:span text:style-name="T45">such as men</text:span><text:span text:style-name="T43"> speaking in long utterance lengths, whereas other </text:span><text:span text:style-name="T45">men</text:span><text:span text:style-name="T44"> </text:span><text:span text:style-name="T45">may </text:span><text:span text:style-name="T44">use a high number of insults and aggressive utterences</text:span><text:span text:style-name="T42">, </text:span><text:span text:style-name="T48">which </text:span><text:span text:style-name="T46">highlights the struggle of <text:s/></text:span><text:span text:style-name="T47">differentiating between genders.</text:span></text:p>
      <text:p text:style-name="P24">Differentiating peoples age based on their </text:p>
      <text:p text:style-name="P22"/>
      <text:p text:style-name="P2">- <text:span text:style-name="T2">Focusing on tweets from a bio and using that to predict gender and age</text:span></text:p>
      <text:p text:style-name="P2"/>
      <text:p text:style-name="P14">½ page</text:p>
      <text:list xml:id="list230759162551831" text:continue-numbering="true" text:style-name="L1">
        <text:list-item>
          <text:p text:style-name="P13">Related Work: 5 marks</text:p>
        </text:list-item>
      </text:list>
      <text:p text:style-name="P2"/>
      <text:p text:style-name="P21"><text:span text:style-name="T4">In [1], a</text:span>uthor profiling <text:span text:style-name="T4">was achieved </text:span>by studying sociolect aspect, <text:span text:style-name="T4">which is</text:span> how language is shared by people. <text:span text:style-name="T23">A blog corpus was used with</text:span> N-grams of POS tags in documents, punctuation symbols and number of link<text:span text:style-name="T22">s</text:span> <text:span text:style-name="T22">with </text:span>a<text:span text:style-name="T19">n SVM</text:span> <text:span text:style-name="T4">was used </text:span>to determine unknown author’s age and gender <text:span text:style-name="T20">that achieved a </text:span>64.30% <text:span text:style-name="T20">accuracy with age and a </text:span>64.73% <text:span text:style-name="T21">accuracy for gender. In [1], the only metric that was used for classification evaluation was accuracy, and the data was unevenly distributed with a significantly larger proportion of the corpus coming from ages 25 and above. In [2] a corpus of chat texts was collected from a </text:span>Belgian social networking site <text:span text:style-name="T28">called </text:span>Netlog. <text:span text:style-name="T35">The text was tokenized and the </text:span>feature set <text:span text:style-name="T33">was limited by</text:span> token and character features only, <text:span text:style-name="T34">the </text:span>feature sets <text:span text:style-name="T34">were built</text:span> by selecting features with the highest χ2 <text:span text:style-name="T34">value and an </text:span>SVM <text:span text:style-name="T33">c</text:span>lassifier <text:span text:style-name="T34">was used to classify age which achieved an accuracy of 71.3%, and when classifying age and gender an accuracy of </text:span>66.3% <text:span text:style-name="T34">was achived on their whole dataset, it was found that </text:span>token features outperformed character features in each age classification task. <text:span text:style-name="T36">This paper achieved a highest </text:span>accuracy score <text:span text:style-name="T37">of</text:span> 88.8%, precision score of 91.5%, recall score of 92.9% and best F-score of 91.7% for the adult class <text:span text:style-name="T36">of a smaller subset of data. This paper tested the models on data taken from the same site the model was trained on and although the accuracies achieved were 88% and above the data used was </text:span>non-standard language <text:span text:style-name="T38">specific to the </text:span>Netlog <text:span text:style-name="T38">site written by users in Belgium with access to Netlog specific emojis.</text:span></text:p>
      <text:p text:style-name="P25"><text:span text:style-name="T39">A study was conducted [3] where particapants</text:span><text:span text:style-name="T15"> </text:span><text:span text:style-name="T16">analysed</text:span><text:span text:style-name="T15"> a text that was 50 words long regarding a gender neutral topic, each text had small change</text:span><text:span text:style-name="T16">s</text:span><text:span text:style-name="T15"> made to them in order to create a male version and a female version of the text </text:span><text:span text:style-name="T16">and each particapant had to </text:span><text:soft-page-break/><text:span text:style-name="T16">identify 3 different texts as either male or female</text:span><text:span text:style-name="T15">. </text:span><text:span text:style-name="T17">It was</text:span><text:span text:style-name="T39"> found that </text:span><text:span text:style-name="T10">participants c</text:span><text:span text:style-name="T12">ould</text:span><text:span text:style-name="T10"> correctly discriminate gender </text:span><text:span text:style-name="T12">of users, </text:span><text:span text:style-name="T10">on the basis of linguistic-style </text:span><text:span text:style-name="T13">when other cues to gend</text:span><text:span text:style-name="T11">er</text:span><text:span text:style-name="T10"> </text:span><text:span text:style-name="T13">were </text:span><text:span text:style-name="T10">abse</text:span><text:span text:style-name="T13">nt, </text:span><text:span text:style-name="T14">highlighting the importance of lingustic-style when identifying gender</text:span><text:span text:style-name="T11">. </text:span></text:p>
      <text:p text:style-name="P25"><text:span text:style-name="T11"/></text:p>
      <text:p text:style-name="P25"><text:span text:style-name="T11"/></text:p>
      <text:p text:style-name="P21"/>
      <text:p text:style-name="P14">½ page</text:p>
      <text:list xml:id="list230759949370591" text:continue-numbering="true" text:style-name="L1">
        <text:list-item>
          <text:p text:style-name="P13">Data: 5 marks</text:p>
        </text:list-item>
      </text:list>
      <text:p text:style-name="P15"><text:span text:style-name="T24">Within this project, tweets from user’s twitter pages was gathered and seperated by gender, and stored in seperate folders, one folder contained tweets from males, the other tweets from females.</text:span></text:p>
      <text:p text:style-name="P19">In order to <text:span text:style-name="T27">obtain</text:span> a representitive sample, tweets were gathered from USA, Australia, UK and Canada. <text:span text:style-name="T27">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may significantly vary when writing in different languages and further inferences could be gained from this information which could significantly improve the models used.</text:span></text:p>
      <text:p text:style-name="P20">Due to many people<text:span text:style-name="T30"> falsifying</text:span> their age on social media [CITE] the majority of data that was collected <text:span text:style-name="T31">from twitter </text:span>was from users that <text:span text:style-name="T31">were </text:span>verified <text:span text:style-name="T31">on twitter</text:span> [CITE], <text:span text:style-name="T32">t</text:span>his ensured the data used to train the models w<text:span text:style-name="T29">as</text:span> an accurate representation of text written by the associated age. </text:p>
      <text:p text:style-name="P18"/>
      <text:p text:style-name="P15"><text:span text:style-name="T24"><text:s text:c="2"/></text:span>Using celebrity data <text:span text:style-name="T3">+ other tweets from tweepy</text:span></text:p>
      <text:p text:style-name="P5"/>
      <text:p text:style-name="P16">½ page</text:p>
      <text:list xml:id="list3655542455" text:style-name="L2">
        <text:list-item>
          <text:p text:style-name="P17"><text:span text:style-name="T26">Ethics </text:span></text:p>
        </text:list-item>
      </text:list>
      <text:p text:style-name="P5"/>
      <text:p text:style-name="P14">1 page</text:p>
      <text:list xml:id="list230759268279009" text:continue-list="list230759949370591" text:style-name="L1">
        <text:list-item>
          <text:p text:style-name="P13">Methodology: 5 marks</text:p>
        </text:list-item>
      </text:list>
      <text:p text:style-name="P14">1 page</text:p>
      <text:list xml:id="list230759453976705" text:continue-numbering="true" text:style-name="L1">
        <text:list-item>
          <text:p text:style-name="P13">Results 5 marks <text:span text:style-name="T25">+ </text:span>Findings: 5 marks</text:p>
        </text:list-item>
      </text:list>
      <text:p text:style-name="P14">½ page</text:p>
      <text:list xml:id="list230759691891761" text:continue-numbering="true" text:style-name="L1">
        <text:list-item>
          <text:p text:style-name="P13">Conclusions: 5 marks</text:p>
        </text:list-item>
        <text:list-item>
          <text:p text:style-name="P13">Formatting, structure and language: 5 marks</text:p>
        </text:list-item>
        <text:list-item>
          <text:p text:style-name="P11">Reproducibility: 5 marks</text:p>
        </text:list-item>
      </text:list>
      <text:p text:style-name="Standard"/>
      <text:p text:style-name="Standard"/>
      <text:p text:style-name="Standard"/>
      <text:p text:style-name="Standard"/>
      <text:p text:style-name="P1">References</text:p>
      <text:p text:style-name="P1"/>
      <text:p text:style-name="P1"><text:span text:style-name="T5">[1] Santosh, K., Bansal, R., Shekhar, M. and Varma, V., 2013. Author profiling: Predicting age and gender from blogs. </text:span><text:span text:style-name="T18">Notebook for PAN at CLEF</text:span><text:span text:style-name="T5">, </text:span><text:span text:style-name="T18">2013</text:span><text:span text:style-name="T5">.</text:span></text:p>
      <text:p text:style-name="P1"><text:span text:style-name="T5"/></text:p>
      <text:p text:style-name="P7"><text:span text:style-name="T6">[2] </text:span><text:span text:style-name="T5">Peersman, C., Daelemans, W. and Van Vaerenbergh, L., 2011, October. Predicting age and gender in online social networks. In </text:span><text:span text:style-name="T9">Proceedings of the 3rd international workshop on Search and mining user-generated contents</text:span><text:span text:style-name="T5"> (pp. 37-44). ACM.</text:span></text:p>
      <text:p text:style-name="P7"><text:span text:style-name="T5"/></text:p>
      <text:p text:style-name="P8"><text:soft-page-break/><text:span text:style-name="T7">[3] </text:span><text:span text:style-name="T5">Thomson, R. and Murachver, T., 2001. Predicting gender from electronic discourse. </text:span><text:span text:style-name="T9">British Journal of Social Psychology</text:span><text:span text:style-name="T5">, </text:span><text:span text:style-name="T9">40</text:span><text:span text:style-name="T5">(2), pp.193-208.</text:span><text:span text:style-name="T7"> </text:span></text:p>
      <text:p text:style-name="P8"><text:span text:style-name="T7"/></text:p>
      <text:p text:style-name="P9"><text:span text:style-name="T7">[</text:span><text:span text:style-name="T5">4] Fitzpatrick, Mary &amp; Mulac, Anthony &amp; Dindia, Kathryn. (1995). Gender-Preferential Language Use in Spouse and Stranger Interaction. Journal of Language and Social Psychology - J LANG SOC PSYCHOL. 14. 18-39. 10.1177/0261927X95141002. </text:span></text:p>
      <text:p text:style-name="P9"><text:span text:style-name="T5"/></text:p>
      <text:p text:style-name="P9"><text:span text:style-name="T8">[5]</text:span><text:span text:style-name="T5"> <text:s/>Hannah, A., &amp; Murachver, T. (1999). Gender and Conversational Style as Predictors of Conversational Behavior. Journal of Language and Social Psychology, 18(2), 153–174. </text:span><text:a xlink:type="simple" xlink:href="https://doi.org/10.1177/0261927X99018002002" text:style-name="Internet_20_link" text:visited-style-name="Visited_20_Internet_20_Link">https://doi.org/10.1177/0261927X99018002002</text:a></text:p>
      <text:p text:style-name="P9"><text:span text:style-name="T5"/></text:p>
      <text:p text:style-name="P10"><text:span text:style-name="T8">[6] </text:span><text:span text:style-name="T5">Zimmerman, D. H., and West, C., (1975) Sex roles, interruptions and silences in conversation Language and sex: Difference and dominance. pp: 105- 129. Stanford, CA: Stanford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egreya" svg:font-family="Alegreya, sans-serif"/>
    <style:font-face style:name="Arial" svg:font-family="Arial,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14:09.874131528</meta:creation-date>
    <meta:generator>LibreOffice/6.0.7.3$Linux_X86_64 LibreOffice_project/00m0$Build-3</meta:generator>
    <dc:date>2019-04-06T20:40:49.154816931</dc:date>
    <meta:editing-duration>PT8H19M45S</meta:editing-duration>
    <meta:editing-cycles>62</meta:editing-cycles>
    <meta:document-statistic meta:table-count="0" meta:image-count="0" meta:object-count="0" meta:page-count="3" meta:paragraph-count="34" meta:word-count="919" meta:character-count="5579" meta:non-whitespace-character-count="4693"/>
  </office:meta>
</office:document-meta>
</file>